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Replacements/Object 1" manifest:media-type="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" manifest:media-type=""/>
  <manifest:file-entry manifest:full-path="ObjectReplacements/Object 3" manifest:media-type=""/>
  <manifest:file-entry manifest:full-path="ObjectReplacements/Object 4" manifest:media-type=""/>
  <manifest:file-entry manifest:full-path="Configurations2/" manifest:media-type="application/vnd.sun.xml.ui.configuration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styles.xml" manifest:media-type="text/xml"/>
  <manifest:file-entry manifest:full-path="Pictures/100000000000024400000190F32B724F260A890E.png" manifest:media-type="image/png"/>
  <manifest:file-entry manifest:full-path="Pictures/10000000000000080000000838BBC215E675B78E.png" manifest:media-type="image/png"/>
  <manifest:file-entry manifest:full-path="Pictures/10000001000000B50000003625B506E2165048FE.png" manifest:media-type="image/png"/>
  <manifest:file-entry manifest:full-path="Pictures/10000001000001FE0000016068BF134F7D474192.png" manifest:media-type="image/png"/>
  <manifest:file-entry manifest:full-path="Pictures/10000001000000780000006BA10EBDE94D5E47AE.png" manifest:media-type="image/png"/>
  <manifest:file-entry manifest:full-path="Pictures/100000010000020000000200782C0FC42246F675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wiss" style:font-pitch="variable"/>
    <style:font-face style:name="Segoe UI1" svg:font-family="'Segoe UI'" style:font-family-generic="roman" style:font-pitch="variable"/>
    <style:font-face style:name="Segoe UI2" svg:font-family="'Segoe UI'" style:font-family-generic="system" style:font-pitch="variable"/>
    <style:font-face style:name="Serif" svg:font-family="Serif" style:font-family-generic="roman" style:font-pitch="variable"/>
    <style:font-face style:name="Serif1" svg:font-family="Serif" style:font-family-generic="roman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ahoma2" svg:font-family="Tahoma" style:font-family-generic="swiss" style:font-pitch="variable"/>
  </office:font-face-decls>
  <office:automatic-styles>
    <style:style style:name="dp1" style:family="drawing-page"/>
    <style:style style:name="gr1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-color="#ffbf00" draw:textarea-horizontal-align="justify" draw:textarea-vertical-align="middle" draw:auto-grow-height="false" fo:min-height="0.25cm" fo:min-width="7.5cm"/>
    </style:style>
    <style:style style:name="gr3" style:family="graphic" style:parent-style-name="standard">
      <style:graphic-properties draw:stroke="none" draw:fill="bitmap" draw:fill-color="#729fcf" draw:fill-image-name="Zig_20_Zag" draw:opacity="100%" draw:textarea-horizontal-align="justify" draw:textarea-vertical-align="middle" draw:auto-grow-height="false" fo:min-height="0.75cm" fo:min-width="7.5cm" loext:glow-radius="0cm"/>
    </style:style>
    <style:style style:name="gr4" style:family="graphic" style:parent-style-name="objectwithoutfill">
      <style:graphic-properties draw:stroke="dash" draw:stroke-dash="Long_20_Dash" svg:stroke-width="0cm" svg:stroke-linecap="butt" draw:fill="none" draw:textarea-vertical-align="middle"/>
    </style:style>
    <style:style style:name="gr5" style:family="graphic" style:parent-style-name="standard">
      <style:graphic-properties svg:stroke-color="#ff0000" draw:fill-color="#ff0000" draw:opacity="100%" draw:textarea-vertical-align="middle" draw:shadow="visible" draw:shadow-offset-x="0cm" draw:shadow-offset-y="0cm" draw:shadow-color="#f10d0c" draw:shadow-opacity="100%" loext:shadow-blur="0.318cm"/>
    </style:style>
    <style:style style:name="gr6" style:family="graphic" style:parent-style-name="standard">
      <style:graphic-properties svg:stroke-color="#ff0000" draw:fill="gradient" draw:fill-gradient-name="Gradient_20_136" draw:opacity="100%" draw:textarea-vertical-align="middle" draw:shadow="visible" draw:shadow-offset-x="0cm" draw:shadow-offset-y="0cm" draw:shadow-color="#ff0000" loext:shadow-blur="0.353cm"/>
    </style:style>
    <style:style style:name="gr7" style:family="graphic" style:parent-style-name="standard">
      <style:graphic-properties svg:stroke-width="0.053cm" svg:stroke-color="#333333" draw:marker-start-width="0.279cm" draw:marker-end-width="0.279cm" draw:fill="gradient" draw:fill-gradient-name="Gradient_20_5" draw:opacity="100%" draw:textarea-horizontal-align="justify" draw:textarea-vertical-align="middle" draw:auto-grow-height="false" fo:min-height="1.948cm" fo:min-width="0.699cm" fo:padding-top="0.151cm" fo:padding-bottom="0.151cm" fo:padding-left="0.276cm" fo:padding-right="0.276cm" draw:shadow="hidden" draw:shadow-offset-x="0cm" draw:shadow-offset-y="0cm" loext:shadow-blur="0cm" loext:glow-radius="0.071cm" loext:glow-transparency="80%"/>
    </style:style>
    <style:style style:name="gr8" style:family="graphic" style:parent-style-name="standard">
      <style:graphic-properties draw:stroke="none" draw:fill-color="#666666" draw:textarea-horizontal-align="justify" draw:textarea-vertical-align="middle" draw:auto-grow-height="false" fo:min-height="0.05cm" fo:min-width="7.5cm"/>
    </style:style>
    <style:style style:name="gr9" style:family="graphic" style:parent-style-name="standard">
      <style:graphic-properties draw:stroke="none" svg:stroke-color="#000000" draw:fill="gradient" draw:fill-color="#000000" draw:fill-gradient-name="Gradient_20_515" draw:opacity="92%" draw:textarea-vertical-align="middle" draw:shadow="visible" draw:shadow-offset-x="0cm" draw:shadow-offset-y="0cm" draw:shadow-color="#000000" loext:shadow-blur="1.023cm"/>
    </style:style>
    <style:style style:name="gr10" style:family="graphic" style:parent-style-name="standard">
      <style:graphic-properties draw:stroke="solid" svg:stroke-color="#729fcf" draw:fill="solid" draw:fill-color="#b4c7dc" draw:gradient-step-count="0" draw:opacity="45%" draw:textarea-vertical-align="middle" draw:auto-grow-height="false" fo:min-height="7.769cm" fo:min-width="7.5cm" fo:wrap-option="wrap"/>
    </style:style>
    <style:style style:name="gr11" style:family="graphic" style:parent-style-name="standard">
      <style:graphic-properties draw:stroke="solid" svg:stroke-color="#000000" draw:fill="gradient" draw:fill-gradient-name="Gradient_20_157" draw:opacity="100%" draw:textarea-horizontal-align="justify" draw:textarea-vertical-align="middle" draw:auto-grow-height="false" fo:min-height="1cm" fo:min-width="1.838cm"/>
    </style:style>
    <style:style style:name="gr12" style:family="graphic" style:parent-style-name="standard">
      <style:graphic-properties draw:stroke="solid" svg:stroke-color="#000000" draw:fill="gradient" draw:fill-color="#ff0000" draw:fill-gradient-name="Gradient_20_162" draw:opacity="100%" draw:textarea-horizontal-align="justify" draw:textarea-vertical-align="middle" draw:auto-grow-height="false" fo:min-height="1cm" fo:min-width="1.838cm"/>
    </style:style>
    <style:style style:name="gr13" style:family="graphic" style:parent-style-name="standard">
      <style:graphic-properties draw:stroke="none" draw:fill-color="#00a933" draw:textarea-horizontal-align="justify" draw:textarea-vertical-align="middle" draw:auto-grow-height="false" fo:min-height="0cm" fo:min-width="0cm"/>
    </style:style>
    <style:style style:name="gr14" style:family="graphic" style:parent-style-name="standard">
      <style:graphic-properties draw:stroke="none" draw:fill-color="#ffff00" draw:textarea-horizontal-align="justify" draw:textarea-vertical-align="middle" draw:auto-grow-height="false" fo:min-height="0cm" fo:min-width="0cm"/>
    </style:style>
    <style:style style:name="gr15" style:family="graphic" style:parent-style-name="Objeto_20_sem_20_preenchimento_20_nem_20_linha">
      <style:graphic-properties draw:textarea-horizontal-align="center" draw:textarea-vertical-align="middle" draw:ole-draw-aspect="1" style:protect="size"/>
    </style:style>
    <style:style style:name="gr16" style:family="graphic" style:parent-style-name="standard">
      <style:graphic-properties svg:stroke-color="#000000" draw:fill="solid" draw:fill-color="#ffffff" loext:fill-use-slide-background="false" draw:textarea-horizontal-align="justify" draw:textarea-vertical-align="middle" draw:auto-grow-height="false" fo:min-height="2cm" fo:min-width="1.85cm"/>
    </style:style>
    <style:style style:name="gr17" style:family="graphic" style:parent-style-name="objectwithoutfill">
      <style:graphic-properties svg:stroke-width="0.053cm" svg:stroke-color="#ff0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8" style:family="graphic" style:parent-style-name="objectwithoutfill">
      <style:graphic-properties svg:stroke-color="#000000" draw:fill="none" draw:textarea-vertical-align="middl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57cm" fo:min-width="0.231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3cm" fo:min-width="0.108cm"/>
      <style:paragraph-properties style:writing-mode="lr-tb"/>
    </style:style>
    <style:style style:name="gr21" style:family="graphic" style:parent-style-name="standard">
      <style:graphic-properties draw:stroke="none" draw:fill="gradient" draw:fill-gradient-name="Gradient_20_548" draw:opacity="100%" draw:textarea-horizontal-align="justify" draw:textarea-vertical-align="middle" draw:auto-grow-height="false" fo:min-height="6.75cm" fo:min-width="9cm"/>
    </style:style>
    <style:style style:name="gr22" style:family="graphic" style:parent-style-name="standard">
      <style:graphic-properties draw:stroke="none" draw:fill-color="#ffffff" draw:opacity="71%" draw:textarea-horizontal-align="justify" draw:textarea-vertical-align="middle" draw:auto-grow-height="false" fo:min-height="2.25cm" fo:min-width="9cm"/>
    </style:style>
    <style:style style:name="gr23" style:family="graphic" style:parent-style-name="standard">
      <style:graphic-properties svg:stroke-color="#000000" draw:fill="solid" draw:fill-color="#ffffff" loext:fill-use-slide-background="false" draw:textarea-horizontal-align="justify" draw:textarea-vertical-align="middle" draw:auto-grow-height="false" fo:min-height="3.05cm" fo:min-width="2.858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14cm" fo:min-width="0.231cm"/>
      <style:paragraph-properties style:writing-mode="lr-tb"/>
    </style:style>
    <style:style style:name="gr25" style:family="graphic" style:parent-style-name="standard">
      <style:graphic-properties svg:stroke-color="#000000" draw:fill="solid" draw:fill-color="#ffffff" loext:fill-use-slide-background="false" draw:textarea-horizontal-align="justify" draw:textarea-vertical-align="middle" draw:auto-grow-height="false" fo:min-height="3.05cm" fo:min-width="2.925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5cm" fo:min-width="0.133cm"/>
      <style:paragraph-properties style:writing-mode="lr-tb"/>
    </style:style>
    <style:style style:name="gr27" style:family="graphic" style:parent-style-name="standard">
      <style:graphic-properties draw:stroke="dash" draw:stroke-dash="Dot" svg:stroke-width="0.081cm" svg:stroke-color="#ff0000" draw:marker-start-width="0.321cm" draw:marker-end-width="0.321cm" svg:stroke-linecap="butt" draw:fill-color="#ff0000" draw:opacity="14%" draw:opacity-name="Transparency_20_137" draw:textarea-horizontal-align="justify" draw:textarea-vertical-align="middle" draw:auto-grow-height="false" fo:min-height="0.92cm" fo:min-width="1.514cm" fo:padding-top="0.165cm" fo:padding-bottom="0.165cm" fo:padding-left="0.29cm" fo:padding-right="0.29cm"/>
    </style:style>
    <style:style style:name="gr28" style:family="graphic" style:parent-style-name="standard">
      <style:graphic-properties draw:stroke="dash" draw:stroke-dash="Dot" svg:stroke-width="0.081cm" svg:stroke-color="#ff0000" draw:marker-start-width="0.321cm" draw:marker-end-width="0.321cm" svg:stroke-linecap="butt" draw:fill-color="#ff0000" draw:opacity="14%" draw:opacity-name="Transparency_20_137" draw:textarea-horizontal-align="justify" draw:textarea-vertical-align="middle" draw:auto-grow-height="false" fo:min-height="0.92cm" fo:min-width="1.516cm" fo:padding-top="0.165cm" fo:padding-bottom="0.165cm" fo:padding-left="0.29cm" fo:padding-right="0.29cm"/>
    </style:style>
    <style:style style:name="gr29" style:family="graphic" style:parent-style-name="objectwithoutfill">
      <style:graphic-properties svg:stroke-width="0.053cm" svg:stroke-color="#000000" draw:marker-start="Pontas_20_das_20_setas_20_1" draw:marker-start-width="0.279cm" draw:marker-end="Pontas_20_das_20_setas_20_1" draw:marker-end-width="0.279cm" draw:fill="none" draw:textarea-vertical-align="middle" fo:padding-top="0.151cm" fo:padding-bottom="0.151cm" fo:padding-left="0.276cm" fo:padding-right="0.276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7cm" fo:min-width="0.358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47cm" fo:min-width="0cm"/>
      <style:paragraph-properties style:writing-mode="lr-tb"/>
    </style:style>
    <style:style style:name="gr32" style:family="graphic" style:parent-style-name="standard">
      <style:graphic-properties draw:stroke="none" draw:fill="none" fo:min-height="1.31cm"/>
      <style:paragraph-properties style:writing-mode="lr-tb"/>
    </style:style>
    <style:style style:name="gr33" style:family="graphic" style:parent-style-name="standard">
      <style:graphic-properties draw:stroke="none" svg:stroke-width="0.053cm" svg:stroke-color="#333333" draw:marker-start-width="0.279cm" draw:marker-end-width="0.279cm" draw:fill="gradient" draw:fill-gradient-name="Gradient_20_538" draw:opacity="100%" draw:textarea-horizontal-align="justify" draw:textarea-vertical-align="middle" draw:auto-grow-height="false" fo:min-height="0.448cm" fo:min-width="0cm" fo:padding-top="0.151cm" fo:padding-bottom="0.151cm" fo:padding-left="0.276cm" fo:padding-right="0.276cm" draw:shadow="hidden" draw:shadow-offset-x="0cm" draw:shadow-offset-y="0cm" loext:shadow-blur="0cm" loext:glow-radius="0.071cm" loext:glow-transparency="80%"/>
    </style:style>
    <style:style style:name="gr34" style:family="graphic" style:parent-style-name="standard">
      <style:graphic-properties draw:stroke="none" svg:stroke-width="0.053cm" svg:stroke-color="#333333" draw:marker-start-width="0.279cm" draw:marker-end-width="0.279cm" draw:fill="gradient" draw:fill-gradient-name="Gradient_20_538" draw:opacity="100%" draw:textarea-horizontal-align="justify" draw:textarea-vertical-align="middle" draw:auto-grow-height="false" fo:min-height="0.698cm" fo:min-width="0.199cm" fo:padding-top="0.151cm" fo:padding-bottom="0.151cm" fo:padding-left="0.276cm" fo:padding-right="0.276cm" draw:shadow="hidden" draw:shadow-offset-x="0cm" draw:shadow-offset-y="0cm" loext:shadow-blur="0cm" loext:glow-radius="0.071cm" loext:glow-transparency="80%"/>
    </style:style>
    <style:style style:name="gr35" style:family="graphic" style:parent-style-name="standard">
      <style:graphic-properties draw:stroke="none" draw:fill="gradient" draw:fill-gradient-name="Gradient_20_546" draw:textarea-horizontal-align="justify" draw:textarea-vertical-align="middle" draw:auto-grow-height="false" fo:min-height="0.104cm" fo:min-width="0cm"/>
    </style:style>
    <style:style style:name="gr36" style:family="graphic" style:parent-style-name="standard">
      <style:graphic-properties draw:stroke="none" svg:stroke-width="0.053cm" svg:stroke-color="#333333" draw:marker-start-width="0.279cm" draw:marker-end-width="0.279cm" draw:fill="gradient" draw:fill-gradient-name="Gradient_20_542" draw:opacity="100%" draw:textarea-horizontal-align="justify" draw:textarea-vertical-align="middle" draw:auto-grow-height="false" fo:min-height="0.448cm" fo:min-width="0cm" fo:padding-top="0.151cm" fo:padding-bottom="0.151cm" fo:padding-left="0.276cm" fo:padding-right="0.276cm" draw:shadow="hidden" draw:shadow-offset-x="0cm" draw:shadow-offset-y="0cm" loext:shadow-blur="0cm" loext:glow-radius="0.071cm" loext:glow-transparency="80%"/>
    </style:style>
    <style:style style:name="gr37" style:family="graphic" style:parent-style-name="standard">
      <style:graphic-properties draw:stroke="none" svg:stroke-width="0.053cm" svg:stroke-color="#333333" draw:marker-start-width="0.279cm" draw:marker-end-width="0.279cm" draw:fill="gradient" draw:fill-gradient-name="Gradient_20_522" draw:opacity="100%" draw:textarea-horizontal-align="justify" draw:textarea-vertical-align="middle" draw:auto-grow-height="false" fo:min-height="0.698cm" fo:min-width="0.199cm" fo:padding-top="0.151cm" fo:padding-bottom="0.151cm" fo:padding-left="0.276cm" fo:padding-right="0.276cm" draw:shadow="hidden" draw:shadow-offset-x="0cm" draw:shadow-offset-y="0cm" loext:shadow-blur="0cm" loext:glow-radius="0.071cm" loext:glow-transparency="80%"/>
    </style:style>
    <style:style style:name="gr38" style:family="graphic" style:parent-style-name="standard">
      <style:graphic-properties draw:stroke="none" draw:fill-color="#ffbf00" draw:textarea-horizontal-align="justify" draw:textarea-vertical-align="middle" draw:auto-grow-height="false" fo:min-height="0.763cm" fo:min-width="3.5cm"/>
    </style:style>
    <style:style style:name="gr39" style:family="graphic" style:parent-style-name="standard">
      <style:graphic-properties draw:stroke="none" draw:fill="bitmap" draw:fill-color="#729fcf" draw:fill-image-name="Zig_20_Zag" draw:opacity="100%" draw:textarea-horizontal-align="justify" draw:textarea-vertical-align="middle" draw:auto-grow-height="false" fo:min-height="1.437cm" fo:min-width="3.482cm" loext:glow-radius="0cm"/>
    </style:style>
    <style:style style:name="gr40" style:family="graphic" style:parent-style-name="standard">
      <style:graphic-properties draw:stroke="none" draw:fill-color="#ffbf00" draw:textarea-horizontal-align="justify" draw:textarea-vertical-align="middle" draw:auto-grow-height="false" fo:min-height="1.018cm" fo:min-width="3.5cm"/>
    </style:style>
    <style:style style:name="gr41" style:family="graphic" style:parent-style-name="standard">
      <style:graphic-properties draw:stroke="none" draw:fill="bitmap" draw:fill-color="#729fcf" draw:fill-image-name="Zig_20_Zag" draw:opacity="100%" draw:textarea-horizontal-align="justify" draw:textarea-vertical-align="middle" draw:auto-grow-height="false" fo:min-height="1.433cm" fo:min-width="3.482cm" loext:glow-radius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bf00"/>
      <style:paragraph-properties fo:text-align="center"/>
    </style:style>
    <style:style style:name="P3" style:family="paragraph">
      <loext:graphic-properties draw:fill="bitmap" draw:fill-color="#729fcf" draw:fill-image-name="Zig_20_Zag" draw:opacity="100%"/>
      <style:paragraph-properties fo:text-align="center"/>
    </style:style>
    <style:style style:name="P4" style:family="paragraph">
      <loext:graphic-properties draw:fill-color="#ff0000" draw:opacity="100%"/>
      <style:paragraph-properties fo:text-align="center"/>
    </style:style>
    <style:style style:name="P5" style:family="paragraph">
      <loext:graphic-properties draw:fill="gradient" draw:fill-gradient-name="Gradient_20_136" draw:opacity="100%"/>
      <style:paragraph-properties fo:text-align="center"/>
    </style:style>
    <style:style style:name="P6" style:family="paragraph">
      <loext:graphic-properties draw:fill="gradient" draw:fill-gradient-name="Gradient_20_5" draw:opacity="100%"/>
      <style:paragraph-properties fo:text-align="center"/>
    </style:style>
    <style:style style:name="P7" style:family="paragraph">
      <loext:graphic-properties draw:fill-color="#666666"/>
      <style:paragraph-properties fo:text-align="center"/>
    </style:style>
    <style:style style:name="P8" style:family="paragraph">
      <loext:graphic-properties draw:fill="gradient" draw:fill-color="#000000" draw:fill-gradient-name="Gradient_20_515" draw:opacity="92%"/>
      <style:paragraph-properties fo:text-align="center"/>
    </style:style>
    <style:style style:name="P9" style:family="paragraph">
      <loext:graphic-properties draw:fill="solid" draw:fill-color="#b4c7dc" draw:gradient-step-count="0" draw:opacity="45%"/>
      <style:paragraph-properties fo:text-align="center"/>
    </style:style>
    <style:style style:name="P10" style:family="paragraph">
      <loext:graphic-properties draw:fill="gradient" draw:fill-gradient-name="Gradient_20_157" draw:opacity="100%"/>
      <style:paragraph-properties fo:text-align="center"/>
    </style:style>
    <style:style style:name="P11" style:family="paragraph">
      <loext:graphic-properties draw:fill="gradient" draw:fill-color="#ff0000" draw:fill-gradient-name="Gradient_20_162" draw:opacity="100%"/>
      <style:paragraph-properties fo:text-align="center"/>
    </style:style>
    <style:style style:name="P12" style:family="paragraph">
      <loext:graphic-properties draw:fill-color="#00a933"/>
      <style:paragraph-properties fo:text-align="center"/>
    </style:style>
    <style:style style:name="P13" style:family="paragraph">
      <loext:graphic-properties draw:fill-color="#ffff00"/>
      <style:paragraph-properties fo:text-align="center"/>
    </style:style>
    <style:style style:name="P14" style:family="paragraph">
      <style:paragraph-properties fo:text-align="center"/>
    </style:style>
    <style:style style:name="P15" style:family="paragraph">
      <loext:graphic-properties draw:fill="solid" draw:fill-color="#ffffff"/>
      <style:paragraph-properties fo:text-align="center"/>
    </style:style>
    <style:style style:name="P16" style:family="paragraph">
      <loext:graphic-properties draw:fill="none" draw:fill-color="#ffffff"/>
      <style:paragraph-properties style:writing-mode="lr-tb"/>
      <style:text-properties style:font-name="Serif1" fo:font-size="9pt" fo:font-style="italic" style:font-size-asian="9pt" style:font-style-asian="italic" style:font-size-complex="9pt" style:font-style-complex="italic"/>
    </style:style>
    <style:style style:name="P17" style:family="paragraph">
      <style:paragraph-properties fo:text-align="end"/>
    </style:style>
    <style:style style:name="P18" style:family="paragraph">
      <loext:graphic-properties draw:fill="none" draw:fill-color="#ffffff"/>
      <style:paragraph-properties fo:text-align="end" style:writing-mode="lr-tb"/>
      <style:text-properties style:font-name="Serif1" fo:font-size="9pt" fo:font-style="italic" style:font-size-asian="9pt" style:font-style-asian="italic" style:font-size-complex="9pt" style:font-style-complex="italic"/>
    </style:style>
    <style:style style:name="P19" style:family="paragraph">
      <loext:graphic-properties draw:fill="gradient" draw:fill-gradient-name="Gradient_20_548" draw:opacity="100%"/>
      <style:paragraph-properties fo:text-align="center"/>
    </style:style>
    <style:style style:name="P20" style:family="paragraph">
      <loext:graphic-properties draw:fill-color="#ffffff" draw:opacity="71%"/>
      <style:paragraph-properties fo:text-align="center"/>
    </style:style>
    <style:style style:name="P21" style:family="paragraph">
      <style:text-properties fo:font-size="18pt" style:font-size-asian="18pt" style:font-size-complex="18pt"/>
    </style:style>
    <style:style style:name="P22" style:family="paragraph">
      <loext:graphic-properties draw:fill="none" draw:fill-color="#ffffff"/>
      <style:paragraph-properties style:writing-mode="lr-tb"/>
      <style:text-properties fo:font-size="18pt" fo:font-style="italic" style:font-size-asian="18pt" style:font-style-asian="italic" style:font-size-complex="18pt" style:font-style-complex="italic"/>
    </style:style>
    <style:style style:name="P23" style:family="paragraph">
      <style:paragraph-properties fo:text-align="end"/>
      <style:text-properties fo:font-size="18pt" style:font-size-asian="18pt" style:font-size-complex="18pt"/>
    </style:style>
    <style:style style:name="P24" style:family="paragraph">
      <loext:graphic-properties draw:fill="none" draw:fill-color="#ffffff"/>
      <style:paragraph-properties fo:text-align="end" style:writing-mode="lr-tb"/>
      <style:text-properties style:font-name="Serif1" fo:font-size="18pt" fo:font-style="italic" style:font-size-asian="18pt" style:font-style-asian="italic" style:font-size-complex="18pt" style:font-style-complex="italic"/>
    </style:style>
    <style:style style:name="P25" style:family="paragraph">
      <loext:graphic-properties draw:fill-color="#ff0000" draw:opacity="14%" draw:opacity-name="Transparency_20_137"/>
      <style:paragraph-properties fo:text-align="center"/>
    </style:style>
    <style:style style:name="P26" style:family="paragraph">
      <style:text-properties fo:font-size="22pt" style:font-size-asian="22pt" style:font-size-complex="22pt"/>
    </style:style>
    <style:style style:name="P27" style:family="paragraph">
      <loext:graphic-properties draw:fill="none" draw:fill-color="#ffffff"/>
      <style:paragraph-properties style:writing-mode="lr-tb"/>
      <style:text-properties style:font-name="Serif1" fo:font-size="22pt" fo:font-style="italic" fo:background-color="#ffffff" style:font-size-asian="22pt" style:font-size-complex="22pt"/>
    </style:style>
    <style:style style:name="P28" style:family="paragraph">
      <loext:graphic-properties draw:fill="none"/>
      <style:paragraph-properties fo:text-align="center"/>
      <style:text-properties fo:font-style="italic"/>
    </style:style>
    <style:style style:name="P29" style:family="paragraph">
      <style:paragraph-properties fo:text-align="center"/>
      <style:text-properties fo:font-size="32pt" style:font-size-asian="32pt" style:font-size-complex="32pt"/>
    </style:style>
    <style:style style:name="P30" style:family="paragraph">
      <loext:graphic-properties draw:fill="none"/>
      <style:paragraph-properties fo:text-align="center" style:writing-mode="lr-tb"/>
      <style:text-properties fo:color="#2a6099" loext:opacity="100%" loext:color-lum-mod="100%" loext:color-lum-off="0%" style:font-name="Segoe UI"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P31" style:family="paragraph">
      <loext:graphic-properties draw:fill="gradient" draw:fill-gradient-name="Gradient_20_538" draw:opacity="100%"/>
      <style:paragraph-properties fo:text-align="center"/>
    </style:style>
    <style:style style:name="P32" style:family="paragraph">
      <loext:graphic-properties draw:fill="gradient" draw:fill-gradient-name="Gradient_20_546"/>
      <style:paragraph-properties fo:text-align="center"/>
    </style:style>
    <style:style style:name="P33" style:family="paragraph">
      <loext:graphic-properties draw:fill="gradient" draw:fill-gradient-name="Gradient_20_542" draw:opacity="100%"/>
      <style:paragraph-properties fo:text-align="center"/>
    </style:style>
    <style:style style:name="P34" style:family="paragraph">
      <loext:graphic-properties draw:fill="gradient" draw:fill-gradient-name="Gradient_20_522" draw:opacity="100%"/>
      <style:paragraph-properties fo:text-align="center"/>
    </style:style>
    <style:style style:name="T1" style:family="text">
      <style:text-properties style:font-name="Serif1" fo:font-size="9pt" fo:font-style="italic" style:font-size-asian="9pt" style:font-style-asian="italic" style:font-size-complex="9pt" style:font-style-complex="italic"/>
    </style:style>
    <style:style style:name="T2" style:family="text">
      <style:text-properties fo:font-size="18pt" fo:font-style="italic" style:font-size-asian="18pt" style:font-style-asian="italic" style:font-size-complex="18pt" style:font-style-complex="italic"/>
    </style:style>
    <style:style style:name="T3" style:family="text">
      <style:text-properties style:font-name="Serif1" fo:font-size="18pt" fo:font-style="italic" style:font-size-asian="18pt" style:font-style-asian="italic" style:font-size-complex="18pt" style:font-style-complex="italic"/>
    </style:style>
    <style:style style:name="T4" style:family="text">
      <style:text-properties style:font-name="Serif1" fo:font-size="22pt" fo:font-style="italic" style:font-size-asian="22pt" style:font-size-complex="22pt"/>
    </style:style>
    <style:style style:name="T5" style:family="text">
      <style:text-properties fo:color="#2a6099" loext:opacity="100%" style:font-name="Segoe UI"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frame draw:style-name="gr1" draw:text-style-name="P1" draw:layer="layout" svg:width="15.346cm" svg:height="10.583cm" svg:x="3cm" svg:y="2.8cm">
          <draw:image xlink:href="Pictures/100000000000024400000190F32B724F260A890E.png" xlink:type="simple" xlink:show="embed" xlink:actuate="onLoad" draw:mime-type="image/png">
            <text:p/>
          </draw:image>
        </draw:frame>
        <draw:frame draw:style-name="gr1" draw:text-style-name="P1" draw:layer="layout" svg:width="4.788cm" svg:height="1.427cm" svg:x="8.562cm" svg:y="13.3cm">
          <draw:image xlink:href="Pictures/10000001000000B50000003625B506E2165048FE.png" xlink:type="simple" xlink:show="embed" xlink:actuate="onLoad" draw:mime-type="image/png">
            <text:p/>
          </draw:image>
        </draw:frame>
        <draw:custom-shape draw:style-name="gr2" draw:text-style-name="P2" draw:layer="layout" svg:width="8cm" svg:height="0.5cm" svg:x="7.174cm" svg:y="16.53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8cm" svg:height="1cm" svg:x="7.174cm" svg:y="15.6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1.174cm" svg:y1="22.037cm" svg:x2="11.174cm" svg:y2="17.287cm">
          <text:p/>
        </draw:line>
        <draw:polygon draw:style-name="gr5" draw:text-style-name="P4" draw:layer="layout" svg:width="5.749cm" svg:height="3.999cm" svg:x="5.424cm" svg:y="17.25cm" svg:viewBox="0 0 5750 4000" draw:points="0,2750 750,4000 5750,0">
          <text:p/>
        </draw:polygon>
        <draw:polygon draw:style-name="gr6" draw:text-style-name="P5" draw:layer="layout" svg:width="6.999cm" svg:height="3.499cm" svg:x="11.174cm" svg:y="17.25cm" svg:viewBox="0 0 7000 3500" draw:points="3250,3500 7000,3500 0,0">
          <text:p/>
        </draw:polygon>
        <draw:custom-shape draw:style-name="gr7" draw:text-style-name="P6" draw:layer="layout" svg:width="1.251cm" svg:height="2.25cm" draw:transform="rotate (0.551349510705009) translate (4.174cm 20.33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7" draw:layer="layout" svg:width="8cm" svg:height="0.3cm" svg:x="7.174cm" svg:y="16.987cm">
          <text:p/>
          <draw:enhanced-geometry svg:viewBox="0 0 21600 21600" draw:type="rectangle" draw:enhanced-path="M 0 0 L 21600 0 21600 21600 0 21600 0 0 Z N"/>
        </draw:custom-shape>
        <draw:polygon draw:style-name="gr9" draw:text-style-name="P8" draw:layer="layout" svg:width="5.999cm" svg:height="3.499cm" svg:x="11.174cm" svg:y="17.25cm" svg:viewBox="0 0 6000 3500" draw:points="4750,3500 6000,3500 0,0">
          <text:p/>
        </draw:polygon>
        <draw:custom-shape draw:style-name="gr10" draw:text-style-name="P9" draw:layer="layout" svg:width="8cm" svg:height="8.019cm" draw:transform="skewX (-0.00226892802759263) rotate (-0.00226892802759273) translate (7.174cm 13.25cm)">
          <text:p/>
          <draw:enhanced-geometry draw:glue-point-type="segments" draw:type="mso-spt100" draw:modifiers="179.875089056914 0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g>
          <draw:custom-shape draw:style-name="gr11" draw:text-style-name="P10" draw:layer="layout" svg:width="2.338cm" svg:height="1.25cm" svg:x="15.836cm" svg:y="21.25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1" draw:layer="layout" svg:width="2.338cm" svg:height="1.25cm" svg:x="14.574cm" svg:y="21.25cm">
            <text:p/>
            <draw:enhanced-geometry svg:viewBox="0 0 21600 21600" draw:type="rectangle" draw:enhanced-path="M 0 0 L 21600 0 21600 21600 0 21600 0 0 Z N"/>
          </draw:custom-shape>
        </draw:g>
        <draw:custom-shape draw:style-name="gr13" draw:text-style-name="P12" draw:layer="layout" svg:width="0.3cm" svg:height="0.298cm" svg:x="7.724cm" svg:y="15.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2" draw:layer="layout" svg:width="0.35cm" svg:height="0.35cm" svg:x="13.725cm" svg:y="16.1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2" draw:layer="layout" svg:width="0.3cm" svg:height="0.298cm" svg:x="9.303cm" svg:y="15.6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2" draw:layer="layout" svg:width="0.35cm" svg:height="0.35cm" svg:x="8.226cm" svg:y="16.1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2" draw:layer="layout" svg:width="0.3cm" svg:height="0.298cm" svg:x="10.29cm" svg:y="15.7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2" draw:layer="layout" svg:width="0.35cm" svg:height="0.35cm" svg:x="10.826cm" svg:y="16.1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2" draw:layer="layout" svg:width="0.3cm" svg:height="0.298cm" svg:x="12.578cm" svg:y="15.7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2" draw:layer="layout" svg:width="0.35cm" svg:height="0.35cm" svg:x="11.927cm" svg:y="16.1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3" draw:layer="layout" svg:width="0.4cm" svg:height="0.3cm" svg:x="8.374cm" svg:y="15.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3" draw:layer="layout" svg:width="0.4cm" svg:height="0.3cm" svg:x="9.574cm" svg:y="16.1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3" draw:layer="layout" svg:width="0.4cm" svg:height="0.3cm" svg:x="11.274cm" svg:y="15.7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3" draw:layer="layout" svg:width="0.4cm" svg:height="0.3cm" svg:x="12.874cm" svg:y="16.1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3" draw:layer="layout" svg:width="0.4cm" svg:height="0.3cm" svg:x="7.375cm" svg:y="16.1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2" draw:layer="layout" svg:width="0.3cm" svg:height="0.298cm" svg:x="13.591cm" svg:y="15.7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3" draw:layer="layout" svg:width="0.4cm" svg:height="0.3cm" svg:x="14.575cm" svg:y="15.7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4" draw:layer="layout" svg:width="1.999cm" svg:height="0.999cm" svg:x="10.508cm" svg:y="17.27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1" draw:text-style-name="P1" draw:layer="layout" svg:width="3.174cm" svg:height="2.83cm" svg:x="3.75cm" svg:y="16.92cm">
          <draw:image xlink:href="Pictures/10000001000000780000006BA10EBDE94D5E47AE.png" xlink:type="simple" xlink:show="embed" xlink:actuate="onLoad" draw:mime-type="image/png">
            <text:p/>
          </draw:image>
        </draw:frame>
        <draw:g>
          <draw:custom-shape draw:style-name="gr16" draw:text-style-name="P15" draw:layer="layout" svg:width="2.35cm" svg:height="2.25cm" svg:x="15.324cm" svg:y="22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path draw:style-name="gr17" draw:text-style-name="P1" draw:layer="layout" svg:width="1.495cm" svg:height="0.757cm" draw:transform="skewX (0.0628318530717959) rotate (0.148527519344717) translate (15.824cm 23.5429230769231cm)" svg:viewBox="0 0 1496 758" svg:d="M0 0c152 33 361-90 425 252 27 141 110 861 247 288 58-242 233-457 412-337l174 26 173 25 65-12">
              <text:p/>
            </draw:path>
            <draw:line draw:style-name="gr18" draw:text-style-name="P1" draw:layer="layout" svg:x1="15.824cm" svg:y1="23.3cm" svg:x2="15.824cm" svg:y2="24.55cm">
              <text:p/>
            </draw:line>
            <draw:line draw:style-name="gr18" draw:text-style-name="P1" draw:layer="layout" svg:x1="15.574cm" svg:y1="24.3cm" svg:x2="17.324cm" svg:y2="24.3cm">
              <text:p/>
            </draw:line>
            <draw:frame draw:style-name="gr19" draw:text-style-name="P16" draw:layer="layout" svg:width="0.731cm" svg:height="0.607cm" svg:x="15.224cm" svg:y="23.05cm">
              <draw:text-box>
                <text:p><text:span text:style-name="T1">R</text:span></text:p>
              </draw:text-box>
            </draw:frame>
            <draw:frame draw:style-name="gr15" draw:text-style-name="P14" draw:layer="layout" svg:width="0.296cm" svg:height="0.331cm" svg:x="17.29cm" svg:y="24.3cm">
              <draw:object xlink:href="./Object 6" xlink:type="simple" xlink:show="embed" xlink:actuate="onLoad">
                <loext:p/>
              </draw:object>
              <draw:image xlink:href="./ObjectReplacements/Object 6" xlink:type="simple" xlink:show="embed" xlink:actuate="onLoad"/>
            </draw:frame>
            <draw:frame draw:style-name="gr15" draw:text-style-name="P14" draw:layer="layout" svg:width="0.609cm" svg:height="0.458cm" svg:x="16.29cm" svg:y="24.401cm">
              <draw:object xlink:href="./Object 7" xlink:type="simple" xlink:show="embed" xlink:actuate="onLoad">
                <loext:p/>
              </draw:object>
              <draw:image xlink:href="./ObjectReplacements/Object 7" xlink:type="simple" xlink:show="embed" xlink:actuate="onLoad"/>
            </draw:frame>
          </draw:g>
        </draw:g>
        <draw:g>
          <draw:g>
            <draw:custom-shape draw:style-name="gr16" draw:text-style-name="P15" draw:layer="layout" svg:width="2.35cm" svg:height="2.25cm" svg:x="3.974cm" svg:y="22.75cm">
              <text:p/>
              <draw:enhanced-geometry svg:viewBox="0 0 21600 21600" draw:type="rectangle" draw:enhanced-path="M 0 0 L 21600 0 21600 21600 0 21600 0 0 Z N"/>
            </draw:custom-shape>
            <draw:line draw:style-name="gr18" draw:text-style-name="P1" draw:layer="layout" svg:x1="4.424cm" svg:y1="23.183cm" svg:x2="4.424cm" svg:y2="24.433cm">
              <text:p/>
            </draw:line>
            <draw:line draw:style-name="gr18" draw:text-style-name="P1" draw:layer="layout" svg:x1="4.174cm" svg:y1="24.183cm" svg:x2="5.924cm" svg:y2="24.183cm">
              <text:p/>
            </draw:line>
            <draw:frame draw:style-name="gr20" draw:text-style-name="P18" draw:layer="layout" svg:width="0.608cm" svg:height="0.603cm" svg:x="3.924cm" svg:y="22.933cm">
              <draw:text-box>
                <text:p text:style-name="P17"><text:span text:style-name="T1">I</text:span></text:p>
              </draw:text-box>
            </draw:frame>
            <draw:frame draw:style-name="gr15" draw:text-style-name="P14" draw:layer="layout" svg:width="0.296cm" svg:height="0.331cm" svg:x="5.89cm" svg:y="24.183cm">
              <draw:object xlink:href="./Object 8" xlink:type="simple" xlink:show="embed" xlink:actuate="onLoad">
                <loext:p/>
              </draw:object>
              <draw:image xlink:href="./ObjectReplacements/Object 8" xlink:type="simple" xlink:show="embed" xlink:actuate="onLoad"/>
            </draw:frame>
            <draw:line draw:style-name="gr17" draw:text-style-name="P1" draw:layer="layout" svg:x1="4.424cm" svg:y1="23.5cm" svg:x2="5.924cm" svg:y2="23.5cm">
              <text:p/>
            </draw:line>
          </draw:g>
        </draw:g>
      </draw:page>
      <draw:page draw:name="page2" draw:style-name="dp1" draw:master-page-name="Padrão">
        <draw:frame draw:style-name="gr1" draw:text-style-name="P1" draw:layer="layout" svg:width="13.546cm" svg:height="13.546cm" svg:x="3.783cm" svg:y="7.462cm">
          <draw:image xlink:href="Pictures/100000010000020000000200782C0FC42246F675.png" xlink:type="simple" xlink:show="embed" xlink:actuate="onLoad" draw:mime-type="image/png">
            <text:p/>
          </draw:image>
        </draw:frame>
      </draw:page>
      <draw:page draw:name="page3" draw:style-name="dp1" draw:master-page-name="Padrão">
        <draw:frame draw:style-name="gr1" draw:text-style-name="P1" draw:layer="layout" svg:width="13.498cm" svg:height="9.316cm" svg:x="3.002cm" svg:y="2.25cm">
          <draw:image xlink:href="Pictures/10000001000001FE0000016068BF134F7D474192.png" xlink:type="simple" xlink:show="embed" xlink:actuate="onLoad" draw:mime-type="image/png">
            <text:p/>
          </draw:image>
        </draw:frame>
        <draw:custom-shape draw:style-name="gr21" draw:text-style-name="P19" draw:layer="layout" svg:width="9.5cm" svg:height="7cm" svg:x="5.95cm" svg:y="14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20" draw:layer="layout" svg:width="9.5cm" svg:height="2.5cm" svg:x="5.95cm" svg:y="16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23" draw:text-style-name="P15" draw:layer="layout" svg:width="3.358cm" svg:height="3.3cm" svg:x="15.892cm" svg:y="19.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path draw:style-name="gr17" draw:text-style-name="P1" draw:layer="layout" svg:width="2.137cm" svg:height="1.11cm" draw:transform="skewX (0.0708603676309698) rotate (0.152541776624304) translate (16.6071428571429cm 20.1396205128206cm)" svg:viewBox="0 0 2138 1111" svg:d="M0 0c217 48 517-132 609 370 39 206 159 1261 352 421 84-355 333-670 590-494l247 38 249 38 91-17">
              <text:p/>
            </draw:path>
            <draw:line draw:style-name="gr18" draw:text-style-name="P1" draw:layer="layout" svg:x1="16.608cm" svg:y1="19.784cm" svg:x2="16.608cm" svg:y2="21.618cm">
              <text:p/>
            </draw:line>
            <draw:line draw:style-name="gr18" draw:text-style-name="P1" draw:layer="layout" svg:x1="16.251cm" svg:y1="21.251cm" svg:x2="18.751cm" svg:y2="21.251cm">
              <text:p/>
            </draw:line>
            <draw:frame draw:style-name="gr24" draw:text-style-name="P22" draw:layer="layout" svg:width="1.045cm" svg:height="1.164cm" svg:x="15.75cm" svg:y="19.417cm">
              <draw:text-box>
                <text:p text:style-name="P21"><text:span text:style-name="T2">T</text:span></text:p>
              </draw:text-box>
            </draw:frame>
            <draw:frame draw:style-name="gr15" draw:text-style-name="P14" draw:layer="layout" svg:width="0.408cm" svg:height="0.491cm" svg:x="18.7cm" svg:y="21.253cm">
              <draw:object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  <draw:frame draw:style-name="gr15" draw:text-style-name="P14" draw:layer="layout" svg:width="0.851cm" svg:height="0.684cm" svg:x="17.275cm" svg:y="21.398cm">
              <draw:object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draw:g>
        </draw:g>
        <draw:g>
          <draw:g>
            <draw:custom-shape draw:style-name="gr25" draw:text-style-name="P15" draw:layer="layout" svg:width="3.425cm" svg:height="3.3cm" svg:x="2.075cm" svg:y="19.05cm">
              <text:p/>
              <draw:enhanced-geometry svg:viewBox="0 0 21600 21600" draw:type="rectangle" draw:enhanced-path="M 0 0 L 21600 0 21600 21600 0 21600 0 0 Z N"/>
            </draw:custom-shape>
            <draw:g>
              <draw:line draw:style-name="gr18" draw:text-style-name="P1" draw:layer="layout" svg:x1="2.729cm" svg:y1="19.686cm" svg:x2="2.729cm" svg:y2="21.52cm">
                <text:p/>
              </draw:line>
              <draw:line draw:style-name="gr18" draw:text-style-name="P1" draw:layer="layout" svg:x1="2.364cm" svg:y1="21.152cm" svg:x2="4.916cm" svg:y2="21.152cm">
                <text:p/>
              </draw:line>
              <draw:frame draw:style-name="gr26" draw:text-style-name="P24" draw:layer="layout" svg:width="0.887cm" svg:height="1.015cm" svg:x="2cm" svg:y="19.32cm">
                <draw:text-box>
                  <text:p text:style-name="P23"><text:span text:style-name="T3">I</text:span></text:p>
                </draw:text-box>
              </draw:frame>
              <draw:frame draw:style-name="gr15" draw:text-style-name="P14" draw:layer="layout" svg:width="0.417cm" svg:height="0.489cm" svg:x="4.865cm" svg:y="21.153cm">
                <draw:object xlink:href="./Object 4" xlink:type="simple" xlink:show="embed" xlink:actuate="onLoad">
                  <loext:p/>
                </draw:object>
                <draw:image xlink:href="./ObjectReplacements/Object 4" xlink:type="simple" xlink:show="embed" xlink:actuate="onLoad"/>
              </draw:frame>
              <draw:line draw:style-name="gr17" draw:text-style-name="P1" draw:layer="layout" svg:x1="2.729cm" svg:y1="20.149cm" svg:x2="4.917cm" svg:y2="20.149cm">
                <text:p/>
              </draw:line>
            </draw:g>
          </draw:g>
        </draw:g>
        <draw:g>
          <draw:custom-shape draw:style-name="gr27" draw:text-style-name="P25" draw:layer="measurelines" svg:width="4.188cm" svg:height="2.5cm" svg:x="4.45cm" svg:y="16.5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28" draw:text-style-name="P25" draw:layer="measurelines" svg:width="4.19cm" svg:height="2.5cm" svg:x="8.638cm" svg:y="16.5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27" draw:text-style-name="P25" draw:layer="measurelines" svg:width="4.188cm" svg:height="2.5cm" svg:x="12.762cm" svg:y="16.5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</draw:g>
        <draw:line draw:style-name="gr29" draw:text-style-name="P1" draw:layer="measurelines" svg:x1="12.892cm" svg:y1="16.5cm" svg:x2="12.892cm" svg:y2="19cm">
          <text:p/>
        </draw:line>
        <draw:frame draw:style-name="gr30" draw:text-style-name="P27" draw:layer="measurelines" svg:width="1.061cm" svg:height="1.11cm" svg:x="12.95cm" svg:y="17.25cm">
          <draw:text-box>
            <text:p text:style-name="P26"><text:span text:style-name="T4">D</text:span></text:p>
          </draw:text-box>
        </draw:frame>
        <draw:frame draw:style-name="gr31" draw:text-style-name="P27" draw:layer="measurelines" svg:width="0.777cm" svg:height="1.11cm" svg:x="10.173cm" svg:y="12.813cm">
          <draw:text-box>
            <text:p text:style-name="P26"><text:span text:style-name="T4">L</text:span></text:p>
          </draw:text-box>
        </draw:frame>
        <draw:line draw:style-name="gr29" draw:text-style-name="P28" draw:layer="measurelines" svg:x1="8.7cm" svg:y1="14.128cm" svg:x2="12.7cm" svg:y2="14.128cm">
          <text:p/>
        </draw:line>
        <draw:frame draw:style-name="gr32" draw:text-style-name="P30" draw:layer="measurelines" svg:width="8.25cm" svg:height="1.754cm" svg:x="6.45cm" svg:y="11cm">
          <draw:text-box>
            <text:p text:style-name="P29"><text:span text:style-name="T5">CRMF</text:span></text:p>
          </draw:text-box>
        </draw:frame>
        <draw:g>
          <draw:custom-shape draw:style-name="gr33" draw:text-style-name="P31" draw:layer="layout" svg:width="0.35cm" svg:height="0.75cm" svg:x="17.05cm" svg:y="17.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4" draw:text-style-name="P31" draw:layer="layout" svg:width="0.751cm" svg:height="1cm" svg:x="17.25cm" svg:y="17.2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>
            <draw:custom-shape draw:style-name="gr35" draw:text-style-name="P32" draw:layer="layout" svg:width="0.25cm" svg:height="0.5cm" svg:x="4.15cm" svg:y="17.4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6" draw:text-style-name="P33" draw:layer="layout" svg:width="0.25cm" svg:height="0.75cm" svg:x="3.985cm" svg:y="17.35cm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</draw:g>
          <draw:custom-shape draw:style-name="gr37" draw:text-style-name="P34" draw:layer="layout" svg:width="0.751cm" svg:height="1cm" svg:x="3.35cm" svg:y="17.2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38" draw:text-style-name="P2" draw:layer="layout" svg:width="4cm" svg:height="1.013cm" svg:x="8.7cm" svg:y="19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3" draw:layer="layout" svg:width="3.982cm" svg:height="1.687cm" svg:x="8.709cm" svg:y="19.56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12" draw:layer="layout" svg:width="0.2cm" svg:height="0.225cm" svg:x="9.25cm" svg:y="20.63cm">
            <text:p/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2" draw:layer="layout" svg:width="0.2cm" svg:height="0.225cm" svg:x="11cm" svg:y="20.688cm">
            <text:p/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2" draw:layer="layout" svg:width="0.2cm" svg:height="0.225cm" svg:x="9.652cm" svg:y="20.97cm">
            <text:p/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2" draw:layer="layout" svg:width="0.2cm" svg:height="0.225cm" svg:x="11.916cm" svg:y="20.631cm">
            <text:p/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2" draw:layer="layout" svg:width="0.2cm" svg:height="0.225cm" svg:x="12.352cm" svg:y="20.97cm">
            <text:p/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3" draw:layer="layout" svg:width="0.3cm" svg:height="0.225cm" svg:x="10.4cm" svg:y="20.96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3" draw:layer="layout" svg:width="0.001cm" svg:height="0.001cm" svg:x="11.55cm" svg:y="20.96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2" draw:layer="layout" svg:width="0.2cm" svg:height="0.225cm" svg:x="10.05cm" svg:y="20.631cm">
            <text:p/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2" draw:layer="measurelines" svg:width="0.2cm" svg:height="0.225cm" svg:x="10.413cm" svg:y="20.239cm">
            <text:p/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2" draw:layer="measurelines" svg:width="0.2cm" svg:height="0.225cm" svg:x="11.5cm" svg:y="20.126cm">
            <text:p/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2" draw:layer="measurelines" svg:width="0.2cm" svg:height="0.225cm" svg:x="9.634cm" svg:y="20.126cm">
            <text:p/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3" draw:layer="measurelines" svg:width="0.3cm" svg:height="0.225cm" svg:x="12.2cm" svg:y="20.18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3" draw:layer="measurelines" svg:width="0.3cm" svg:height="0.225cm" svg:x="9.599cm" svg:y="20.46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3" draw:layer="measurelines" svg:width="0.3cm" svg:height="0.225cm" svg:x="10.9cm" svg:y="20.12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2" draw:layer="layout" svg:width="0.2cm" svg:height="0.225cm" svg:x="9.956cm" svg:y="19.675cm">
            <text:p/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2" draw:layer="layout" svg:width="0.2cm" svg:height="0.225cm" svg:x="11.043cm" svg:y="19.563cm">
            <text:p/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2" draw:layer="layout" svg:width="0.2cm" svg:height="0.225cm" svg:x="9.377cm" svg:y="19.563cm">
            <text:p/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3" draw:layer="layout" svg:width="0.3cm" svg:height="0.225cm" svg:x="10.4cm" svg:y="19.67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3" draw:layer="layout" svg:width="0.3cm" svg:height="0.225cm" svg:x="11.4cm" svg:y="19.67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3" draw:layer="layout" svg:width="0.225cm" svg:height="0.169cm" svg:x="8.914cm" svg:y="19.6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2" draw:layer="layout" svg:width="0.2cm" svg:height="0.225cm" svg:x="8.957cm" svg:y="20.969cm">
            <text:p/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3" draw:layer="layout" svg:width="0.3cm" svg:height="0.225cm" svg:x="8.857cm" svg:y="20.40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2" draw:layer="layout" svg:width="0.2cm" svg:height="0.225cm" svg:x="9.2cm" svg:y="20.013cm">
            <text:p/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2" draw:layer="layout" svg:width="0.2cm" svg:height="0.225cm" svg:x="11.5cm" svg:y="20.969cm">
            <text:p/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2" draw:layer="layout" svg:width="0.2cm" svg:height="0.225cm" svg:x="12cm" svg:y="19.844cm">
            <text:p/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40" draw:text-style-name="P2" draw:layer="layout" svg:width="4cm" svg:height="1.268cm" svg:x="8.7cm" svg:y="15.28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1" draw:text-style-name="P3" draw:layer="layout" svg:width="3.982cm" svg:height="1.683cm" svg:x="8.709cm" svg:y="14.2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12" draw:layer="layout" svg:width="0.2cm" svg:height="0.224cm" svg:x="9.249cm" svg:y="14.304cm">
            <text:p/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2" draw:layer="layout" svg:width="0.2cm" svg:height="0.225cm" svg:x="10.828cm" svg:y="14.417cm">
            <text:p/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2" draw:layer="layout" svg:width="0.2cm" svg:height="0.224cm" svg:x="9.651cm" svg:y="14.643cm">
            <text:p/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2" draw:layer="layout" svg:width="0.2cm" svg:height="0.224cm" svg:x="11.915cm" svg:y="14.305cm">
            <text:p/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2" draw:layer="layout" svg:width="0.2cm" svg:height="0.224cm" svg:x="12.351cm" svg:y="14.643cm">
            <text:p/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3" draw:layer="layout" svg:width="0.3cm" svg:height="0.225cm" svg:x="10.399cm" svg:y="14.6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3" draw:layer="layout" svg:width="0.3cm" svg:height="0.224cm" svg:x="11.399cm" svg:y="14.64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2" draw:layer="layout" svg:width="0.2cm" svg:height="0.224cm" svg:x="10.049cm" svg:y="14.305cm">
            <text:p/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2" draw:layer="measurelines" svg:width="0.2cm" svg:height="0.225cm" svg:x="9.2cm" svg:y="15.034cm">
            <text:p/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2" draw:layer="measurelines" svg:width="0.2cm" svg:height="0.224cm" svg:x="10.779cm" svg:y="15.148cm">
            <text:p/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2" draw:layer="measurelines" svg:width="0.2cm" svg:height="0.225cm" svg:x="11.866cm" svg:y="15.035cm">
            <text:p/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2" draw:layer="measurelines" svg:width="0.2cm" svg:height="0.225cm" svg:x="10.2cm" svg:y="15.035cm">
            <text:p/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3" draw:layer="measurelines" svg:width="0.3cm" svg:height="0.225cm" svg:x="11.223cm" svg:y="15.14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3" draw:layer="measurelines" svg:width="0.3cm" svg:height="0.225cm" svg:x="12.223cm" svg:y="15.14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3" draw:layer="measurelines" svg:width="0.225cm" svg:height="0.169cm" svg:x="9.737cm" svg:y="15.09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2" draw:layer="layout" svg:width="0.2cm" svg:height="0.224cm" svg:x="10.494cm" svg:y="15.709cm">
            <text:p/>
  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2" draw:layer="layout" svg:width="0.2cm" svg:height="0.225cm" svg:x="9.407cm" svg:y="15.596cm">
            <text:p/>
  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2" draw:layer="layout" svg:width="0.2cm" svg:height="0.225cm" svg:x="11.073cm" svg:y="15.596cm">
            <text:p/>
  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3" draw:layer="layout" svg:width="0.3cm" svg:height="0.225cm" svg:x="9.95cm" svg:y="15.706cm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3" draw:layer="layout" svg:width="0.225cm" svg:height="0.169cm" svg:x="11.51cm" svg:y="15.652cm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3" draw:layer="layout" svg:width="0.225cm" svg:height="0.168cm" svg:x="8.757cm" svg:y="14.2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2" draw:layer="layout" svg:width="0.2cm" svg:height="0.225cm" svg:x="8.8cm" svg:y="15.596cm">
            <text:p/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3" draw:layer="layout" svg:width="0.3cm" svg:height="0.225cm" svg:x="8.7cm" svg:y="15.03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2" draw:layer="layout" svg:width="0.2cm" svg:height="0.224cm" svg:x="9.043cm" svg:y="14.643cm">
            <text:p/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2" draw:layer="layout" svg:width="0.2cm" svg:height="0.224cm" svg:x="11.45cm" svg:y="14.306cm">
            <text:p/>
  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2" draw:layer="layout" svg:width="0.2cm" svg:height="0.225cm" svg:x="12cm" svg:y="15.651cm">
            <text:p/>
  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wiss" style:font-pitch="variable"/>
    <style:font-face style:name="Segoe UI1" svg:font-family="'Segoe UI'" style:font-family-generic="roman" style:font-pitch="variable"/>
    <style:font-face style:name="Segoe UI2" svg:font-family="'Segoe UI'" style:font-family-generic="system" style:font-pitch="variable"/>
    <style:font-face style:name="Serif" svg:font-family="Serif" style:font-family-generic="roman" style:font-pitch="variable"/>
    <style:font-face style:name="Serif1" svg:font-family="Serif" style:font-family-generic="roman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ahoma2" svg:font-family="Tahoma" style:font-family-generic="swiss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Gradient_20_136" draw:display-name="Gradient 136" draw:style="linear" draw:start-color="#ff0000" draw:end-color="#ff0000" draw:start-intensity="100%" draw:end-intensity="100%" draw:angle="155deg" draw:border="0%"/>
    <draw:gradient draw:name="Gradient_20_157" draw:display-name="Gradient 157" draw:style="axial" draw:start-color="#000000" draw:end-color="#f10d0c" draw:start-intensity="100%" draw:end-intensity="100%" draw:angle="90deg" draw:border="0%"/>
    <draw:gradient draw:name="Gradient_20_162" draw:display-name="Gradient 162" draw:style="linear" draw:start-color="#ff0000" draw:end-color="#000000" draw:start-intensity="100%" draw:end-intensity="100%" draw:angle="90deg" draw:border="0%"/>
    <draw:gradient draw:name="Gradient_20_5" draw:display-name="Gradient 5" draw:style="axial" draw:start-color="#b2b2b2" draw:end-color="#333333" draw:start-intensity="100%" draw:end-intensity="100%" draw:angle="30deg" draw:border="0%"/>
    <draw:gradient draw:name="Gradient_20_515" draw:display-name="Gradient 515" draw:style="axial" draw:start-color="#000000" draw:end-color="#ff0000" draw:start-intensity="100%" draw:end-intensity="100%" draw:angle="144deg" draw:border="0%"/>
    <draw:gradient draw:name="Gradient_20_522" draw:display-name="Gradient 522" draw:style="axial" draw:start-color="#b2b2b2" draw:end-color="#333333" draw:start-intensity="100%" draw:end-intensity="100%" draw:angle="0deg" draw:border="0%"/>
    <draw:gradient draw:name="Gradient_20_538" draw:display-name="Gradient 538" draw:style="axial" draw:start-color="#808080" draw:end-color="#000000" draw:start-intensity="100%" draw:end-intensity="100%" draw:angle="0deg" draw:border="0%"/>
    <draw:gradient draw:name="Gradient_20_542" draw:display-name="Gradient 542" draw:style="axial" draw:start-color="#999999" draw:end-color="#000000" draw:start-intensity="100%" draw:end-intensity="100%" draw:angle="0deg" draw:border="0%"/>
    <draw:gradient draw:name="Gradient_20_546" draw:display-name="Gradient 546" draw:style="radial" draw:cx="50%" draw:cy="50%" draw:start-color="#2a6099" draw:end-color="#ff0000" draw:start-intensity="100%" draw:end-intensity="100%" draw:border="0%"/>
    <draw:gradient draw:name="Gradient_20_548" draw:display-name="Gradient 548" draw:style="axial" draw:start-color="#b4c7dc" draw:end-color="#2a6099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fill-image draw:name="Zig_20_Zag" draw:display-name="Zig Zag" xlink:href="Pictures/10000000000000080000000838BBC215E675B78E.png" xlink:type="simple" xlink:show="embed" xlink:actuate="onLoad"/>
    <draw:opacity draw:name="Transparency_20_137" draw:display-name="Transparency 137" draw:style="axial" draw:start="100%" draw:end="100%" draw:angle="0deg" draw:border="0%"/>
    <draw:marker draw:name="Arrow" svg:viewBox="0 0 20 30" svg:d="M10 0l-10 30h20z"/>
    <draw:marker draw:name="Pontas_20_das_20_setas_20_1" draw:display-name="Pontas das setas 1" svg:viewBox="0 0 840 707" svg:d="M0 0v110h418l-4 1-5 1-6 2-6 4-4 4-4 4-376 513-6 11-2 9-1 6 1 10 4 9 4 7 4 4 5 4 7 4 7 3 10 1h9l10-3 9-6 8-9 340-464 341 464 5 6 4 4 6 4 6 2 7 2h7 5l8-2 5-2 7-4 6-5 4-6 4-7 3-8v-9-6l-2-7-2-6-4-6-376-512-3-5-4-3-4-3-6-3-6-2-5-1h-2 410v-110z"/>
    <draw:stroke-dash draw:name="Dot" draw:style="rect" draw:dots1="1" draw:dots1-length="100%" draw:distance="100%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t" fo:country="BR" style:font-name-asian="Segoe UI2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style:text-autospace="none" style:writing-mode="lr-tb"/>
      <style:text-properties style:use-window-font-color="true" loext:opacity="0%" loext:color-lum-mod="100%" loext:color-lum-off="0%" style:font-name="Liberation Serif1" fo:font-family="'Liberation Serif', 'Times New Roman'" style:font-family-generic="roman" style:font-pitch="variable" fo:font-size="12pt" fo:language="pt" fo:country="BR" style:letter-kerning="true" style:font-name-asian="Segoe UI1" style:font-family-asian="'Segoe UI'" style:font-family-generic-asian="roman" style:font-pitch-asian="variable" style:font-size-asian="12pt" style:language-asian="zh" style:country-asian="CN" style:font-name-complex="Liberation Serif1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Índice" style:family="graphic">
      <style:paragraph-properties style:text-autospace="none"/>
      <style:text-properties style:font-name-complex="Arial1" style:font-family-complex="Arial" style:font-family-generic-complex="swiss"/>
    </style:style>
    <style:style style:name="Legenda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Lista" style:family="graphic">
      <style:paragraph-properties fo:margin-top="0cm" fo:margin-bottom="0.436cm" fo:line-height="115%" style:text-autospace="none"/>
      <style:text-properties style:font-name-complex="Arial1" style:font-family-complex="Arial" style:font-family-generic-complex="swiss"/>
    </style:style>
    <style:style style:name="Corpo_20_do_20_texto" style:display-name="Corpo do texto" style:family="graphic">
      <style:paragraph-properties fo:margin-top="0cm" fo:margin-bottom="0.436cm" fo:line-height="115%" style:text-autospace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11-25T22:56:51.609000000</meta:creation-date>
    <dc:date>2022-12-01T03:14:22.418000000</dc:date>
    <meta:editing-duration>PT5H26M51S</meta:editing-duration>
    <meta:editing-cycles>4</meta:editing-cycles>
    <meta:generator>LibreOffice/7.4.3.2$Windows_X86_64 LibreOffice_project/1048a8393ae2eeec98dff31b5c133c5f1d08b890</meta:generator>
    <meta:document-statistic meta:object-count="144"/>
  </office:meta>
</office:document-meta>
</file>

<file path=Object 1/content.xml><?xml version="1.0" encoding="utf-8"?>
<math xmlns="http://www.w3.org/1998/Math/MathML" display="block"/>
</file>

<file path=Object 2/content.xml><?xml version="1.0" encoding="utf-8"?>
<math xmlns="http://www.w3.org/1998/Math/MathML" display="block">
  <semantics>
    <mi>λ</mi>
    <annotation encoding="StarMath 5.0">%lambda</annotation>
  </semantics>
</math>
</file>

<file path=Object 3/content.xml><?xml version="1.0" encoding="utf-8"?>
<math xmlns="http://www.w3.org/1998/Math/MathML" display="block">
  <semantics>
    <msub>
      <mi>λ</mi>
      <mi mathvariant="italic">res</mi>
    </msub>
    <annotation encoding="StarMath 5.0">%lambda_res</annotation>
  </semantics>
</math>
</file>

<file path=Object 4/content.xml><?xml version="1.0" encoding="utf-8"?>
<math xmlns="http://www.w3.org/1998/Math/MathML" display="block">
  <semantics>
    <mi>λ</mi>
    <annotation encoding="StarMath 5.0">%lambda</annotation>
  </semantics>
</math>
</file>

<file path=Object 6/content.xml><?xml version="1.0" encoding="utf-8"?>
<math xmlns="http://www.w3.org/1998/Math/MathML" display="block">
  <semantics>
    <mi>θ</mi>
    <annotation encoding="StarMath 5.0">%theta</annotation>
  </semantics>
</math>
</file>

<file path=Object 7/content.xml><?xml version="1.0" encoding="utf-8"?>
<math xmlns="http://www.w3.org/1998/Math/MathML" display="block">
  <semantics>
    <msub>
      <mi>θ</mi>
      <mi mathvariant="italic">res</mi>
    </msub>
    <annotation encoding="StarMath 5.0">%theta_res</annotation>
  </semantics>
</math>
</file>

<file path=Object 8/content.xml><?xml version="1.0" encoding="utf-8"?>
<math xmlns="http://www.w3.org/1998/Math/MathML" display="block">
  <semantics>
    <mi>θ</mi>
    <annotation encoding="StarMath 5.0">%theta
</annotation>
  </semantics>
</math>
</file>